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4">
      <style:paragraph-properties fo:text-align="start" style:justify-single-word="false"/>
      <style:text-properties style:font-name="Times New Roman" fo:font-style="normal" style:text-underline-style="none" fo:font-weight="normal" officeooo:rsid="001be309" officeooo:paragraph-rsid="001be309" style:font-style-asian="normal" style:font-weight-asian="normal" style:font-style-complex="normal" style:font-weight-complex="normal"/>
    </style:style>
    <style:style style:name="P2" style:family="paragraph" style:parent-style-name="Standard" style:list-style-name="L24">
      <style:paragraph-properties fo:text-align="start" style:justify-single-word="false"/>
      <style:text-properties style:font-name="Times New Roman" fo:font-style="normal" style:text-underline-style="none" fo:font-weight="normal" officeooo:rsid="001be309" officeooo:paragraph-rsid="001c6d45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be30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c6d4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be3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c6d4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1be3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4478e" officeooo:paragraph-rsid="001be309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1be30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be30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c6d4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1be30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f224d" officeooo:paragraph-rsid="001be30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f224d" officeooo:paragraph-rsid="001c6d45" style:font-weight-asian="normal" style:font-weight-complex="normal"/>
    </style:style>
    <style:style style:name="P15" style:family="paragraph" style:parent-style-name="Standard" style:list-style-name="L14">
      <style:paragraph-properties fo:text-align="start" style:justify-single-word="false"/>
      <style:text-properties style:font-name="Times New Roman" style:text-underline-style="none" fo:font-weight="normal" officeooo:rsid="001be309" officeooo:paragraph-rsid="001be309" style:font-weight-asian="normal" style:font-weight-complex="normal"/>
    </style:style>
    <style:style style:name="P16" style:family="paragraph" style:parent-style-name="Standard" style:list-style-name="L15">
      <style:paragraph-properties fo:text-align="start" style:justify-single-word="false"/>
      <style:text-properties style:font-name="Times New Roman" style:text-underline-style="none" fo:font-weight="normal" officeooo:rsid="001be309" officeooo:paragraph-rsid="001be309" style:font-weight-asian="normal" style:font-weight-complex="normal"/>
    </style:style>
    <style:style style:name="P17" style:family="paragraph" style:parent-style-name="Standard" style:list-style-name="L26">
      <style:paragraph-properties fo:text-align="start" style:justify-single-word="false"/>
      <style:text-properties style:font-name="Times New Roman" style:text-underline-style="none" fo:font-weight="normal" officeooo:rsid="001be309" officeooo:paragraph-rsid="001c6d45" style:font-weight-asian="normal" style:font-weight-complex="normal"/>
    </style:style>
    <style:style style:name="P18" style:family="paragraph" style:parent-style-name="Standard" style:list-style-name="L16">
      <style:paragraph-properties fo:text-align="start" style:justify-single-word="false"/>
      <style:text-properties style:font-name="Times New Roman" style:text-underline-style="none" fo:font-weight="normal" officeooo:rsid="001c6d45" officeooo:paragraph-rsid="001c6d45" style:font-weight-asian="normal" style:font-weight-complex="normal"/>
    </style:style>
    <style:style style:name="P19" style:family="paragraph" style:parent-style-name="Standard" style:list-style-name="L17">
      <style:paragraph-properties fo:text-align="start" style:justify-single-word="false"/>
      <style:text-properties style:font-name="Times New Roman" style:text-underline-style="none" fo:font-weight="normal" officeooo:rsid="001c6d45" officeooo:paragraph-rsid="001c6d4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c6d45" officeooo:paragraph-rsid="001c6d45" style:font-weight-asian="normal" style:font-weight-complex="normal"/>
    </style:style>
    <style:style style:name="P21" style:family="paragraph" style:parent-style-name="Standard" style:list-style-name="L27">
      <style:paragraph-properties fo:text-align="start" style:justify-single-word="false"/>
      <style:text-properties style:font-name="Times New Roman" style:text-underline-style="none" fo:font-weight="normal" officeooo:rsid="001c6d45" officeooo:paragraph-rsid="001c6d45" style:font-weight-asian="normal" style:font-weight-complex="normal"/>
    </style:style>
    <style:style style:name="P22" style:family="paragraph" style:parent-style-name="Standard" style:list-style-name="L28">
      <style:paragraph-properties fo:text-align="start" style:justify-single-word="false"/>
      <style:text-properties style:font-name="Times New Roman" style:text-underline-style="none" fo:font-weight="normal" officeooo:rsid="001c6d45" officeooo:paragraph-rsid="001c6d45" style:font-weight-asian="normal" style:font-weight-complex="normal"/>
    </style:style>
    <style:style style:name="P23" style:family="paragraph" style:parent-style-name="Standard" style:list-style-name="L25">
      <style:paragraph-properties fo:text-align="start" style:justify-single-word="false"/>
      <style:text-properties style:font-name="Times New Roman" style:text-underline-style="none" fo:font-weight="normal" officeooo:rsid="001d70d3" officeooo:paragraph-rsid="001d70d3" style:font-weight-asian="normal" style:font-weight-complex="normal"/>
    </style:style>
    <style:style style:name="P24" style:family="paragraph" style:parent-style-name="Standard" style:list-style-name="L27">
      <style:paragraph-properties fo:text-align="start" style:justify-single-word="false"/>
      <style:text-properties style:font-name="Times New Roman" style:text-underline-style="none" fo:font-weight="normal" officeooo:rsid="001d70d3" officeooo:paragraph-rsid="001d70d3" style:font-weight-asian="normal" style:font-weight-complex="normal"/>
    </style:style>
    <style:style style:name="P25" style:family="paragraph" style:parent-style-name="Standard" style:list-style-name="L22">
      <style:paragraph-properties fo:text-align="start" style:justify-single-word="false"/>
      <style:text-properties style:font-name="Times New Roman" style:text-underline-style="none" fo:font-weight="normal" officeooo:rsid="001d70d3" officeooo:paragraph-rsid="001d70d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e9f52" officeooo:paragraph-rsid="001be309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be309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c6d45" style:font-style-asian="italic" style:font-weight-asian="normal" style:font-style-complex="italic" style:font-weight-complex="normal"/>
    </style:style>
    <style:style style:name="P29" style:family="paragraph" style:parent-style-name="Standard" style:list-style-name="L24">
      <style:paragraph-properties fo:text-align="start" style:justify-single-word="false"/>
      <style:text-properties style:font-name="Times New Roman" fo:font-style="italic" style:text-underline-style="none" fo:font-weight="normal" officeooo:rsid="001d70d3" officeooo:paragraph-rsid="001d70d3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1be309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1c6d45" style:font-style-asian="italic" style:font-weight-asian="normal" style:font-style-complex="italic" style:font-weight-complex="normal"/>
    </style:style>
    <style:style style:name="T1" style:family="text">
      <style:text-properties officeooo:rsid="000e9f52"/>
    </style:style>
    <style:style style:name="T2" style:family="text">
      <style:text-properties officeooo:rsid="0012dd4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e309" style:font-style-asian="normal" style:font-style-complex="normal"/>
    </style:style>
    <style:style style:name="T5" style:family="text">
      <style:text-properties fo:font-style="normal" officeooo:rsid="001c6d45" style:font-style-asian="normal" style:font-style-complex="normal"/>
    </style:style>
    <style:style style:name="T6" style:family="text">
      <style:text-properties officeooo:rsid="001be30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e309" style:font-style-asian="italic" style:font-style-complex="italic"/>
    </style:style>
    <style:style style:name="T9" style:family="text">
      <style:text-properties officeooo:rsid="001c6d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Computer Architecture </text:span>Exam Notes</text:p>
      <text:p text:style-name="P3"/>
      <text:list xml:id="list2909882743" text:style-name="L2">
        <text:list-item>
          <text:p text:style-name="P9"><text:span text:style-name="T2">Two </text:span>hour Exam</text:p>
        </text:list-item>
        <text:list-item>
          <text:p text:style-name="P9">Answer <text:span text:style-name="T6">3 of 4 Questions</text:span></text:p>
        </text:list-item>
        <text:list-item>
          <text:p text:style-name="P9"><text:span text:style-name="T1">40 mins</text:span> per question</text:p>
        </text:list-item>
      </text:list>
      <text:p text:style-name="P7"/>
      <text:p text:style-name="P7">Notes</text:p>
      <text:p text:style-name="P7"/>
      <text:list xml:id="list2908541076" text:style-name="L22">
        <text:list-item>
          <text:p text:style-name="P25">Know the Microprogrammed Control unit inside out</text:p>
        </text:list-item>
        <text:list-item>
          <text:p text:style-name="P25">Be proficient in writing + reading Micro code</text:p>
        </text:list-item>
        <text:list-item>
          <text:p text:style-name="P25">Understand ASM’s and Schematics very well</text:p>
        </text:list-item>
        <text:list-item>
          <text:p text:style-name="P25">Know VHDL + Testbench syntax</text:p>
        </text:list-item>
        <text:list-item>
          <text:p text:style-name="P25">Study Binary Multipliers </text:p>
        </text:list-item>
      </text:list>
      <text:p text:style-name="P12"/>
      <text:p text:style-name="P8">Layout</text:p>
      <text:p text:style-name="P8"/>
      <text:p text:style-name="P26"/>
      <text:p text:style-name="P12">Q1 –<text:span text:style-name="T3"> </text:span><text:span text:style-name="T4">Multicyle Microprogrammed Control </text:span></text:p>
      <text:p text:style-name="P12">Q2 – <text:span text:style-name="T5">Function Unit &amp; Boolean Expression Logic</text:span></text:p>
      <text:p text:style-name="P12">Q3 – <text:span text:style-name="T9">Binary Multiplier </text:span></text:p>
      <text:p text:style-name="P12">Q<text:span text:style-name="T6">4</text:span> – <text:span text:style-name="T9">Binary Multiplier &amp; ASM’s</text:span></text:p>
      <text:p text:style-name="P12"/>
      <text:p text:style-name="P3"/>
      <text:p text:style-name="P5">2017 Exam:</text:p>
      <text:p text:style-name="P30"/>
      <text:p text:style-name="P10"><text:span text:style-name="T7">Q1 (a) – </text:span><text:span text:style-name="T8">Multicyle Microprogrammed Control </text:span></text:p>
      <text:p text:style-name="P10"><text:span text:style-name="T8"/></text:p>
      <text:list xml:id="list3793798589" text:style-name="L24">
        <text:list-item>
          <text:p text:style-name="P1">Pretty much a full description of the last assignment</text:p>
        </text:list-item>
        <text:list-item>
          <text:p text:style-name="P1">Know in detail how IR decodes and executes machine code</text:p>
        </text:list-item>
        <text:list-item>
          <text:p text:style-name="P1">How Memory interacts with the Control memory</text:p>
        </text:list-item>
      </text:list>
      <text:p text:style-name="P10"/>
      <text:p text:style-name="P27">Q1 (b) – <text:span text:style-name="T6">Multicyle Microprogrammed Control </text:span></text:p>
      <text:p text:style-name="P10"/>
      <text:list xml:id="list351308130" text:style-name="L14">
        <text:list-item>
          <text:p text:style-name="P15">Given an ASM</text:p>
        </text:list-item>
        <text:list-item>
          <text:p text:style-name="P15">Write micro-code based on the ASM</text:p>
        </text:list-item>
      </text:list>
      <text:p text:style-name="P10"/>
      <text:p text:style-name="P27">Q2 <text:s/><text:span text:style-name="T1">(a) </text:span>– <text:span text:style-name="T6">Function Unit</text:span></text:p>
      <text:p text:style-name="P10"><text:s/></text:p>
      <text:list xml:id="list4079169864" text:style-name="L15">
        <text:list-item>
          <text:p text:style-name="P16">Given Function Unit description</text:p>
        </text:list-item>
        <text:list-item>
          <text:p text:style-name="P16">Provide full schematic of the circuitry</text:p>
        </text:list-item>
        <text:list-item>
          <text:p text:style-name="P16">Explain how instructions are executed </text:p>
        </text:list-item>
      </text:list>
      <text:p text:style-name="P10"/>
      <text:p text:style-name="P27">Q<text:span text:style-name="T1">2 (b)</text:span> – <text:span text:style-name="T1">Boolean Expression Logic</text:span></text:p>
      <text:p text:style-name="P27"/>
      <text:list xml:id="list1351675876" text:style-name="L16">
        <text:list-item>
          <text:p text:style-name="P18">Given large boolean expressions</text:p>
        </text:list-item>
        <text:list-item>
          <text:p text:style-name="P18">Asked what they implement</text:p>
        </text:list-item>
        <text:list-item>
          <text:p text:style-name="P18">How would you implement Cx..</text:p>
        </text:list-item>
      </text:list>
      <text:p text:style-name="P10"/>
      <text:p text:style-name="P27">Q<text:span text:style-name="T1">3 (a) </text:span><text:s/>– <text:span text:style-name="T9">Binary Multiplier </text:span></text:p>
      <text:p text:style-name="P10"/>
      <text:list xml:id="list4198383493" text:style-name="L17">
        <text:list-item>
          <text:p text:style-name="P19">Given step by step on how to perform <text:s/>binary multiplication</text:p>
        </text:list-item>
        <text:list-item>
          <text:p text:style-name="P19"><text:soft-page-break/>Asked to design circuit schematic for circuitry to perform the given instructions</text:p>
        </text:list-item>
      </text:list>
      <text:p text:style-name="P13"/>
      <text:p text:style-name="P27">Q<text:span text:style-name="T9">3 (b)</text:span> – <text:span text:style-name="T9">Binary Multiplier</text:span></text:p>
      <text:p text:style-name="P10"/>
      <text:list xml:id="list152815631646518" text:continue-numbering="true" text:style-name="L17">
        <text:list-item>
          <text:p text:style-name="P19">Control Schematic &amp; Decoder Control Unit</text:p>
        </text:list-item>
      </text:list>
      <text:p text:style-name="P28">Q<text:span text:style-name="T9">4 (a)</text:span> – <text:span text:style-name="T9">Binary Multiplier Micro Code</text:span></text:p>
      <text:p text:style-name="P11"/>
      <text:list xml:id="list152814446182495" text:continue-numbering="true" text:style-name="L17">
        <text:list-item>
          <text:p text:style-name="P19">Given large circuit schematic</text:p>
        </text:list-item>
        <text:list-item>
          <text:p text:style-name="P19">Asked to provide micro code for binary multiplier operations</text:p>
        </text:list-item>
      </text:list>
      <text:p text:style-name="P20"/>
      <text:p text:style-name="P28">Q<text:span text:style-name="T9">4 (b)</text:span> – <text:span text:style-name="T9">Binary Multiplier Micro Code</text:span></text:p>
      <text:p text:style-name="P11"/>
      <text:list xml:id="list152816217498354" text:continue-numbering="true" text:style-name="L17">
        <text:list-item>
          <text:p text:style-name="P19">Given simple ASM</text:p>
        </text:list-item>
        <text:list-item>
          <text:p text:style-name="P19">Asked to interpret it </text:p>
        </text:list-item>
      </text:list>
      <text:p text:style-name="P20"/>
      <text:p text:style-name="P20"/>
      <text:p text:style-name="P4"/>
      <text:p text:style-name="P6">201<text:span text:style-name="T9">6</text:span> Exam:</text:p>
      <text:p text:style-name="P31"/>
      <text:p text:style-name="P11"><text:span text:style-name="T7">Q1 (a) – </text:span><text:span text:style-name="T8">Multicyle Microprogrammed Control </text:span></text:p>
      <text:p text:style-name="P11"><text:span text:style-name="T8"/></text:p>
      <text:list xml:id="list152814360927971" text:continue-list="list3793798589" text:style-name="L24">
        <text:list-item>
          <text:p text:style-name="P2">Pretty much a full description of the last assignment</text:p>
        </text:list-item>
        <text:list-item>
          <text:p text:style-name="P2">Know in detail how IR decodes and executes machine code</text:p>
        </text:list-item>
        <text:list-item>
          <text:p text:style-name="P2">How Memory interacts with the Control memory</text:p>
        </text:list-item>
        <text:list-item>
          <text:p text:style-name="P29">Exact same as 2017</text:p>
        </text:list-item>
      </text:list>
      <text:p text:style-name="P11"/>
      <text:p text:style-name="P28">Q1 (b) – <text:span text:style-name="T6">Multicyle Microprogrammed Control </text:span></text:p>
      <text:p text:style-name="P11"/>
      <text:list xml:id="list322277892" text:style-name="L25">
        <text:list-item>
          <text:p text:style-name="P23">Microcoding a conditional branch instruction</text:p>
        </text:list-item>
      </text:list>
      <text:p text:style-name="P11"/>
      <text:p text:style-name="P28">Q2 <text:s/><text:span text:style-name="T1">(a) </text:span>– <text:span text:style-name="T6">Function Unit</text:span></text:p>
      <text:p text:style-name="P11"><text:s/></text:p>
      <text:list xml:id="list3348509002" text:style-name="L26">
        <text:list-item>
          <text:p text:style-name="P17">Given Function Unit description</text:p>
        </text:list-item>
        <text:list-item>
          <text:p text:style-name="P17">Provide full schematic of the circuitry</text:p>
        </text:list-item>
        <text:list-item>
          <text:p text:style-name="P17">Explain how instructions are executed </text:p>
        </text:list-item>
      </text:list>
      <text:p text:style-name="P11"/>
      <text:p text:style-name="P28">Q<text:span text:style-name="T1">2 (b)</text:span> – <text:span text:style-name="T1">Boolean Expression Logic</text:span></text:p>
      <text:p text:style-name="P28"/>
      <text:list xml:id="list76210569" text:style-name="L27">
        <text:list-item>
          <text:p text:style-name="P24">Barrel Shifter</text:p>
        </text:list-item>
        <text:list-item>
          <text:p text:style-name="P24">How to implement a 4bit barrel shifter</text:p>
        </text:list-item>
      </text:list>
      <text:p text:style-name="P11"/>
      <text:p text:style-name="P28">Q<text:span text:style-name="T1">3 (a) </text:span><text:s/>– <text:span text:style-name="T9">Binary Multiplier </text:span></text:p>
      <text:p text:style-name="P11"/>
      <text:list xml:id="list1172085531" text:style-name="L28">
        <text:list-item>
          <text:p text:style-name="P22">Given step by step on how to perform <text:s/>binary multiplication</text:p>
        </text:list-item>
        <text:list-item>
          <text:p text:style-name="P22">Asked to design circuit schematic for circuitry to perform the given instructions</text:p>
        </text:list-item>
      </text:list>
      <text:p text:style-name="P14"/>
      <text:p text:style-name="P28">Q<text:span text:style-name="T9">3 (b)</text:span> – <text:span text:style-name="T9">Binary Multiplier</text:span></text:p>
      <text:p text:style-name="P11"/>
      <text:list xml:id="list152814665841123" text:continue-numbering="true" text:style-name="L28">
        <text:list-item>
          <text:p text:style-name="P22">Control Schematic &amp; Decoder Control Unit</text:p>
        </text:list-item>
      </text:list>
      <text:p text:style-name="P28">Q<text:span text:style-name="T9">4 (a)</text:span> – <text:span text:style-name="T9">Binary Multiplier Micro Code</text:span></text:p>
      <text:p text:style-name="P11"/>
      <text:list xml:id="list152814591187180" text:continue-numbering="true" text:style-name="L28">
        <text:list-item>
          <text:p text:style-name="P22"><text:soft-page-break/>Given large circuit schematic</text:p>
        </text:list-item>
        <text:list-item>
          <text:p text:style-name="P22">Asked to provide micro code for binary multiplier operations</text:p>
        </text:list-item>
      </text:list>
      <text:p text:style-name="P20"/>
      <text:p text:style-name="P28">Q<text:span text:style-name="T9">4 (b)</text:span> – <text:span text:style-name="T9">Binary Multiplier Micro Code</text:span></text:p>
      <text:p text:style-name="P11"/>
      <text:list xml:id="list152815595003545" text:continue-numbering="true" text:style-name="L28">
        <text:list-item>
          <text:p text:style-name="P22">Given simple ASM</text:p>
        </text:list-item>
        <text:list-item>
          <text:p text:style-name="P22">Asked to interpret i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4:56:18.173498541</meta:creation-date>
    <dc:date>2018-04-09T15:28:13.977220752</dc:date>
    <meta:editing-duration>PT10M56S</meta:editing-duration>
    <meta:editing-cycles>1</meta:editing-cycles>
    <meta:document-statistic meta:table-count="0" meta:image-count="0" meta:object-count="0" meta:page-count="3" meta:paragraph-count="70" meta:word-count="409" meta:character-count="2405" meta:non-whitespace-character-count="2066"/>
    <meta:generator>LibreOffice/5.4.6.2$Linux_X86_64 LibreOffice_project/40m0$Build-2</meta:generator>
  </office:meta>
</office:document-meta>
</file>